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padding="0in" fo:border="none" fo:keep-with-next="auto"/>
    </style:style>
    <style:style style:name="P2" style:family="paragraph" style:parent-style-name="Standard">
      <style:paragraph-properties fo:margin-left="0in" fo:margin-right="0in" fo:margin-top="0in" fo:margin-bottom="0.0972in" loext:contextual-spacing="false" fo:line-height="115%" fo:text-indent="0in" style:auto-text-indent="false"/>
    </style:style>
    <style:style style:name="P3" style:family="paragraph" style:parent-style-name="Standard">
      <style:paragraph-properties fo:margin-top="0in" fo:margin-bottom="0.0972in" loext:contextual-spacing="false" fo:line-height="115%"/>
    </style:style>
    <style:style style:name="P4" style:family="paragraph" style:parent-style-name="Heading_20_2">
      <style:paragraph-properties fo:margin-top="0.139in" fo:margin-bottom="0.0972in" loext:contextual-spacing="false" fo:line-height="115%"/>
    </style:style>
    <style:style style:name="P5" style:family="paragraph" style:parent-style-name="Standard" style:list-style-name="WWNum2"/>
    <style:style style:name="P6" style:family="paragraph" style:parent-style-name="Standard" style:list-style-name="WWNum2">
      <style:text-properties style:text-underline-style="none"/>
    </style:style>
    <style:style style:name="P7" style:family="paragraph" style:parent-style-name="Standard" style:list-style-name="WWNum3">
      <style:paragraph-properties fo:margin-left="0.5in" fo:margin-right="0in" fo:text-indent="-0.25in" style:auto-text-indent="false"/>
    </style:style>
    <style:style style:name="P8" style:family="paragraph" style:parent-style-name="Standard" style:list-style-name="WWNum3">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9" style:family="paragraph" style:parent-style-name="Standard" style:list-style-name="WWNum1">
      <style:paragraph-properties fo:margin-left="0.5in" fo:margin-right="0in" fo:margin-top="0in" fo:margin-bottom="0in" loext:contextual-spacing="false" fo:line-height="115%" fo:text-align="start" style:justify-single-word="false" fo:keep-together="auto" fo:orphans="2" fo:widows="2" fo:text-indent="-0.25in" style:auto-text-indent="false" fo:padding="0in" fo:border="none" fo:keep-with-next="auto"/>
    </style:style>
    <style:style style:name="P10" style:family="paragraph" style:parent-style-name="Standard" style:list-style-name="WWNum1">
      <style:paragraph-properties fo:margin-left="0.5in" fo:margin-right="0in" fo:margin-top="0in" fo:margin-bottom="0.0972in" loext:contextual-spacing="false" fo:line-height="115%" fo:text-align="start" style:justify-single-word="false" fo:keep-together="auto" fo:orphans="2" fo:widows="2" fo:text-indent="-0.25in" style:auto-text-indent="false" fo:padding="0in" fo:border="none" fo:keep-with-next="auto"/>
    </style:style>
    <style:style style:name="P11"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2" style:family="paragraph" style:parent-style-name="Standard">
      <style:paragraph-properties fo:margin-left="0in" fo:margin-right="0in" fo:margin-top="0in" fo:margin-bottom="0.0972in" loext:contextual-spacing="false" fo:line-height="115%" fo:text-align="center" style:justify-single-word="false" fo:orphans="2" fo:widows="2" fo:text-indent="0in" style:auto-text-indent="false" fo:padding="0in" fo:border="none"/>
      <style:text-properties fo:font-size="14pt" style:font-size-asian="14pt" style:font-size-complex="14pt"/>
    </style:style>
    <style:style style:name="P13" style:family="paragraph" style:parent-style-name="Heading_20_1" style:list-style-name="WWNum2" style:master-page-name="Standard">
      <style:paragraph-properties fo:margin-left="0in" fo:margin-right="0in" fo:margin-top="0.1665in" fo:margin-bottom="0.0835in" loext:contextual-spacing="false" fo:line-height="100%" fo:text-align="center" style:justify-single-word="false" fo:text-indent="0in" style:auto-text-indent="false" style:page-number="1"/>
    </style:style>
    <style:style style:name="P14" style:family="paragraph" style:parent-style-name="Heading_20_2" style:list-style-name="WWNum2">
      <style:paragraph-properties fo:margin-left="0in" fo:margin-right="0in" fo:text-indent="0in" style:auto-text-indent="false"/>
    </style:style>
    <style:style style:name="P15" style:family="paragraph" style:parent-style-name="Heading_20_2" style:list-style-name="WWNum2">
      <style:paragraph-properties fo:margin-left="0in" fo:margin-right="0in" fo:margin-top="0.139in" fo:margin-bottom="0.0835in" loext:contextual-spacing="false" fo:line-height="100%" fo:text-indent="0in" style:auto-text-indent="false"/>
    </style:style>
    <style:style style:name="P16" style:family="paragraph" style:parent-style-name="Subtitle" style:list-style-name="WWNum2">
      <style:paragraph-properties fo:text-align="center" style:justify-single-word="false"/>
      <style:text-properties fo:font-size="18pt" officeooo:paragraph-rsid="000b2640" style:font-size-asian="18pt" style:font-size-complex="18pt"/>
    </style:style>
    <style:style style:name="T1" style:family="text">
      <style:text-properties fo:font-variant="normal" fo:text-transform="none" fo:color="#000000" style:text-line-through-style="none" style:text-line-through-type="none" style:text-position="0% 100%" style:font-name="Liberation Serif" fo:font-size="12pt" fo:font-style="normal" style:text-underline-style="solid" style:text-underline-width="auto" style:text-underline-color="font-color" fo:font-weight="normal" style:font-name-asian="Liberation Serif1" style:font-size-asian="12pt" style:font-style-asian="normal" style:font-weight-asian="normal" style:font-name-complex="Liberation Serif1" style:font-size-complex="12pt"/>
    </style:style>
    <style:style style:name="T2"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3" style:family="text">
      <style:text-properties fo:font-variant="normal" fo:text-transform="none" fo:color="#000000" style:text-line-through-style="none" style:text-line-through-type="none" style:text-position="0% 100%" style:font-name="Liberation Serif" fo:font-style="normal" style:text-underline-style="solid" style:text-underline-width="auto" style:text-underline-color="font-color" fo:font-weight="normal" style:font-name-asian="Liberation Serif1" style:font-style-asian="normal" style:font-weight-asian="normal" style:font-name-complex="Liberation Serif1"/>
    </style:style>
    <style:style style:name="T4" style:family="text">
      <style:text-properties fo:font-variant="normal" fo:text-transform="none" fo:color="#000000" style:text-line-through-style="none" style:text-line-through-type="none" style:text-position="0% 100%" style:font-name="Liberation Serif" fo:font-style="normal" style:text-underline-style="none" fo:font-weight="normal" style:font-name-asian="Liberation Serif1" style:font-style-asian="normal" style:font-weight-asian="normal" style:font-name-complex="Liberation Serif1"/>
    </style:style>
    <style:style style:name="T5" style:family="text">
      <style:text-properties style:text-underline-style="solid" style:text-underline-width="auto" style:text-underline-color="font-color"/>
    </style:style>
    <style:style style:name="T6"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393217871" text:style-name="WWNum2">
        <text:list-item>
          <text:p text:style-name="P13"><text:bookmark text:name="_mwwrwy1rxov8"/>Exposé zur Bachelorarbeit</text:p>
        </text:list-item>
        <text:list-item>
          <text:p text:style-name="P16"><text:bookmark text:name="_5qxpm0wdyekp"/>Konstantin Bruckert - MatrNr. 558290 <text:line-break/>WiSe 2019/20</text:p>
        </text:list-item>
      </text:list>
      <text:p text:style-name="P12"><text:span text:style-name="T3">Titel</text:span><text:span text:style-name="T4">: Potenzial</text:span> und Limitierung offener Sensordaten am Beispiel Berliner Feinstaubmessungen der OpenSenseMap</text:p>
      <text:p text:style-name="P4"><text:bookmark text:name="_kqaa71nbal7w"/>Inhalt</text:p>
      <text:list xml:id="list2419667708" text:style-name="WWNum3">
        <text:list-item>
          <text:p text:style-name="P7">Einleitung</text:p>
        </text:list-item>
        <text:list-item>
          <text:p text:style-name="P8">Teil 1: Arten, Formate und Übertragung von Sensordaten (Aufbau einer Datensammlung)</text:p>
        </text:list-item>
        <text:list-item>
          <text:p text:style-name="P8">Teil 2: Entwicklung von Möglichkeiten zur Validierung von Sensordaten</text:p>
        </text:list-item>
        <text:list-item>
          <text:p text:style-name="P8">Teil 3: Aufbereitung und Evaluation der Daten (Datenqualität)</text:p>
        </text:list-item>
      </text:list>
      <text:p text:style-name="Heading_20_2"><text:bookmark text:name="_q10kabk7cov"/>Einleitung</text:p>
      <text:p text:style-name="P1"><text:span text:style-name="T2">Fridays for Future, Flugscham, Dieselverbot und </text:span>Abgas Skandal<text:span text:style-name="T2"> – Umweltschutz und</text:span> eine <text:span text:style-name="T2">damit einhergehen</text:span>de<text:span text:style-name="T2"> Luftverschmutzung </text:span>bestimmt heutzutage den Diskurs öffentlicher Debatten<text:span text:style-name="T2">. WHO, EU und Umweltbundesamt ringen um </text:span>Belastungsg<text:span text:style-name="T2">renzwerte</text:span> <text:span text:style-name="T2">und sind sich </text:span>zugleich<text:span text:style-name="T2"> einig, dass Menschen insbesondere in Städten, vor zu intensiver Exposition geschützt werden müssen. Aufbauend auf den Arbeiten und Untersuchungen des </text:span>Projektstudiums<text:span text:style-name="T2"> „OpenSensorData“ soll eine Bachelorarbeit entstehen, in der Feinstaubwerte von Berliner Sensoren offener Quellen am Beispiel „OpenSenseMap“ untersucht werden. Ziel der Untersuchung ist es eine möglic</text:span>hst genaue A<text:span text:style-name="T2">ussage zu treffen, inwieweit und auf welchem Niveau diese </text:span>Feinstaubsensoren<text:span text:style-name="T2"> zur Verbesserung der </text:span>allgemeinen <text:span text:style-name="T2">Informationslag</text:span>e <text:span text:style-name="T2">beitragen können.</text:span></text:p>
      <text:p text:style-name="P1"><text:span text:style-name="T2">Auf der Plattform OpenSenseMap können Nutzer</text:span> mit <text:span text:style-name="T2">Zugang zu einem Sensor dessen Daten veröffentlichen und</text:span> diese <text:span text:style-name="T2">anderen Besuchern offen und frei</text:span> <text:span text:style-name="T2">zur Verfügung stellen – auf Wunsch auch anonym. Dank dieser „Citizen Scientists“ entsteht eine beachtliche Menge unterschiedlichster Messwerte mit entsprechenden Zeit- und Ortsangaben, die mittels einer </text:span>offenen und leicht <text:span text:style-name="T2">zugänglichen API auch maschinell erfasst werden können.</text:span></text:p>
      <text:list xml:id="list233521186014939" text:continue-list="list1393217871" text:style-name="WWNum2">
        <text:list-item>
          <text:list>
            <text:list-item>
              <text:p text:style-name="P14"><text:bookmark text:name="_sqm5bppzriwx"/>Teil 1: Arten, Formate und Übertragung von Sensordaten (Aufbau einer Datensammlung)</text:p>
            </text:list-item>
          </text:list>
        </text:list-item>
      </text:list>
      <text:p text:style-name="P1"><text:span text:style-name="T6">Ziel:</text:span> Softwaremodul “Datensammlung”, macht Feinstaubwerte von der OpenSenseMap und etwaiger Drittanbieter dahingehend ansprechbar, sodass spätere Teilabschnitte der Arbeit damit arbeiten können.</text:p>
      <text:p text:style-name="P1"><text:span text:style-name="T2">Im ersten Teilschritt der Bachelorarbeit soll versucht werden, die Daten von der Plattform zu extrahieren und ansprechbar zu machen. </text:span>H<text:span text:style-name="T2">ierbei soll</text:span> <text:span text:style-name="T2">ein Softwaremodul entstehen, dass die Anfragen an die OpenSenseMap-API </text:span>bündelt und einholt<text:span text:style-name="T2">. Auch alternative Datenquellen, wie z. B. die staatlicher Stellen oder privater Unternehmen, die im späteren Verlauf der Arbeit benötigt werden (z. B. bei der Datenvalidierung), sollen in diesem Schritt integriert</text:span>, <text:span text:style-name="T2">ansprechbar und in </text:span>Einzelfall <text:span text:style-name="T2">vergleichbar gemacht werden. Hier werden auch anders geartete Sensor</text:span>d<text:span text:style-name="T2">aten berücksichtigt, z. B. die Messwerte des BLUME Netzes, des Umweltbundesamtes oder Berechnungen </text:span>einer <text:span text:style-name="T2">private</text:span>n<text:span text:style-name="T2"> Organisation wie z. B. Breezometer.</text:span></text:p>
      <text:p text:style-name="P1"><text:soft-page-break/><text:span text:style-name="T1">Datenarten</text:span><text:span text:style-name="T2">: Allgemein gibt es viele Messwerte, die auf den</text:span> eingangs <text:span text:style-name="T2">genannten Quellen zur Verfügung gestellt werden. Bei Schadstoffen, die unsere Gesundheit beeinflussen handelt es sich bis auf Feinstaub um Gase (Ozon und </text:span>verschiedene<text:span text:style-name="T2"> *-Dioxide). Feinstaub hingegen ist ein Fest- oder Flüssigkörperschadstoff, der in großem Ausmaß auf menschliches Handeln zurückzuführen ist und deswegen für diese Arbeit als besonderer Fokus ausgegeben wird. Erkenntnisse sollen aber auf mögli</text:span>che Generalisierungsansätze <text:span text:style-name="T2">hin untersucht werden und es soll ein kleiner Ausblick entstehen, ob und </text:span>inwieweit<text:span text:style-name="T2"> diese Erkenntnisse auf andere Luftschadstoffe übertragen werden könnten.</text:span></text:p>
      <text:p text:style-name="P1"><text:span text:style-name="T2">Bisherige Arbeiten im Modul </text:span>“OpenSensorData” <text:span text:style-name="T2">hatten den besonderen Fokus auf Daten von in Berlin aufgestellten Feinstaubsensoren. Zunächst erscheint dieser Ansatz legitim, da er ein so globales Phänomen wie Luftverschmutzung im Alltag greifbar macht und die potenziellen Interessenten besonders mit Informationen lokaler Natur angesprochen werden können. Dieser Ansatz – den Datenraum der </text:span>Messstationen<text:span text:style-name="T2"> auf Berlin zu beschränken – soll grundsätzlich beibehalten werden und nach </text:span>M<text:span text:style-name="T2">aßgabe des </text:span>anzuwendenden statistischen Verfahrens flexibel angepasst werden<text:span text:style-name="T2">.</text:span></text:p>
      <text:list xml:id="list233519913971403" text:continue-numbering="true" text:style-name="WWNum2">
        <text:list-item>
          <text:list>
            <text:list-item>
              <text:p text:style-name="P14"><text:bookmark text:name="_vear2d9j8pno"/>Teil 2: Entwickeln von Möglichkeiten zur Validierung von Sensordaten</text:p>
            </text:list-item>
            <text:list-item>
              <text:p text:style-name="P5"><text:span text:style-name="T6">Ziel</text:span>: Softwaremodul “Modellrechnung”, dass mittels statistischer Verfahren Daten aus der OpenSenseMap aufbereitet, kalibriert sowie Fehler eliminiert. Schriftliche Abhandlung über mögliche Zusatzinformationen zur Verbesserung/Erweiterung der Datenqualität.</text:p>
            </text:list-item>
            <text:list-item>
              <text:p text:style-name="P6"/>
            </text:list-item>
          </text:list>
        </text:list-item>
      </text:list>
      <text:p text:style-name="P1"><text:span text:style-name="T2">Im folgenden Teil der Arbeit sollen die nun aufbereiteten Daten mit einem geeigneten mathematischen bzw. statistischen Modell untersucht und ausgewertet werden. Die Implementierung soll in einem weiteren Softwaremodul stattfinden, dass</text:span> abgestimmt <text:span text:style-name="T2">mit dem aus Teil 1 zusammenarbeitet. Ein beispielhafter Aufbau dieses Modells könnte wie folgt aussehen und erweitert werden:</text:span></text:p>
      <text:list xml:id="list549472954" text:style-name="WWNum1">
        <text:list-item>
          <text:p text:style-name="P9"><text:span text:style-name="T5">Ausreißer</text:span><text:span text:style-name="T1"> </text:span><text:span text:style-name="T5">eliminieren</text:span><text:span text:style-name="T2">: Grobe Unstimmigkeiten in den Daten werden durch Vergleiche innerhalb des Datensatzes und durch Plausibilitätsprüfungen eliminiert.</text:span></text:p>
        </text:list-item>
        <text:list-item>
          <text:p text:style-name="P9"><text:span text:style-name="T1">Daten </text:span><text:span text:style-name="T5">g</text:span><text:span text:style-name="T1">lätten</text:span><text:span text:style-name="T2">: </text:span>Sensordaten<text:span text:style-name="T2"> werden kalibriert und normalisiert. Es wird versucht Ansätze zu finden, Fehlermuster in den Messwerten zu erkennen und diese bestmöglich aus den Daten herauszurechnen.</text:span></text:p>
        </text:list-item>
        <text:list-item>
          <text:p text:style-name="P10"><text:span text:style-name="T1">Kreuzvergleiche mit kalibrierten Daten</text:span><text:span text:style-name="T2">: Wie verhalten sich die Messwerte im Vergleich zu anderen Messtechniken (private/staatliche Messungen)? Können die Daten mithilfe anderer Messtechniken robuster gemacht werden, bzw. Fehler behoben?</text:span></text:p>
        </text:list-item>
      </text:list>
      <text:p text:style-name="P11">Wie die Software-Implementierung des Modells konkret aussieht, welche Techniken bzw. Rechenmodelle genutzt werden können, um den größtmöglichen Informationsgewinn zu erlangen, soll in der Arbeit evolutionär entwickelt werden.</text:p>
      <text:p text:style-name="P2">Zum Abschluss dieses Teilbereichs soll eine kleine, schriftliche Abhandlung mit kreativen Überlegungen gemacht werden, ob und wie man Verfahren entwickeln kann, mit denen die Daten erweitert werden können. Gibt es bisher unbekannte/wenig erforschte, in kausalen Zusammenhang mit Feinstaubmessungen stehende Daten, welche zusätzliche Möglichkeiten der Validierung oder Vorhersage bieten? </text:p>
      <text:list xml:id="list233520488540470" text:continue-list="list233519913971403" text:style-name="WWNum2">
        <text:list-item>
          <text:list>
            <text:list-item>
              <text:p text:style-name="P14"><text:bookmark text:name="_nda0k6qlnvt1"/><text:soft-page-break/>Teil 3: Aufbereitung und Evaluation der Daten (Datenqualität)</text:p>
            </text:list-item>
            <text:list-item>
              <text:p text:style-name="P5"><text:span text:style-name="T6">Ziel:</text:span> Statistische Auswertung der Daten mit schriftlicher Abhandlung der Erkenntnisse aus der Arbeit und abschließender Bewertung.</text:p>
            </text:list-item>
          </text:list>
        </text:list-item>
      </text:list>
      <text:p text:style-name="Standard"/>
      <text:p text:style-name="P3">Zunächst soll in diesem Teilabschnitt eine Aufbereitung der Daten stattfinden. Diese werden auf statistische Muster untersucht, um eine zentrale Frage der Arbeit zu beantworten: Unter der Annahme, dass staatliche oder private Messwerte korrekt sind, besitzen die analysierten Daten der OpenSenseMap eine statistische Signifikanz? Von dieser Frage ausgehend, sollen die Daten und Erkenntnisse weiter ausgewertet werden um statistische Aussagen über die Sensoren, Messwerte, die OpenSenseMap und die Zuverlässigkeit der Betreiber von Messtationen zu formen.</text:p>
      <text:p text:style-name="P1">Hierbei<text:span text:style-name="T2"> </text:span>werden <text:span text:style-name="T2">die Daten zunächst vor und nach der Validierung/statistischen Bereinigung verglichen und auf ihre Präzision bzw. Unstimmigkeit</text:span> untersucht<text:span text:style-name="T2">. In einem weiteren Schritt soll insbesondere auf die Limitierungen der Messwerte eingegangen werden: <text:line-break/>Gibt es eine Erwartungshaltung, die die Sensoren auf keinen Fall erfüllen? <text:line-break/>Verkäufer, Plattformbetreiber und User/Bürger haben Erwartungshaltungen an die Messwerte – gibt es hier große Differenzen</text:span> zwischen <text:span text:style-name="T2">Erwartung </text:span>und Realität? <text:line-break/>Welche Aussagen können über das System - Sensordaten werden durch Citizen Scientists gemessen und veröffentlicht - getroffen werden? <text:line-break/>Abschließend<text:span text:style-name="T2"> soll untersucht werden, welches Potenzial in den Messwerten steckt: <text:line-break/>Welche Aussagen können die Daten mit welcher Wahrscheinlichkeit wie Präzise treffen?</text:span><text:line-break/><text:span text:style-name="T2">Welche Möglichkeiten bestehen, die Daten statistisch oder durch technische Verbesserungen am Messverfahren aufzuwerten?</text:span> </text:p>
      <text:list xml:id="list233519765364250" text:continue-numbering="true" text:style-name="WWNum2">
        <text:list-item>
          <text:list>
            <text:list-item>
              <text:p text:style-name="P15"/>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de" fo:country="DE"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loext:contextual-spacing="false" fo:line-height="100%" fo:text-indent="0in" style:auto-text-indent="false" fo:keep-with-next="always"/>
      <style:text-properties style:font-name="Liberation Sans1" fo:font-family="'Liberation Sans'" style:font-family-generic="roman"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835in" loext:contextual-spacing="false" fo:line-height="100%" fo:text-indent="0in" style:auto-text-indent="false" fo:keep-with-next="always"/>
      <style:text-properties style:font-name="Liberation Sans1" fo:font-family="'Liberation Sans'" style:font-family-generic="roman"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font-name="Liberation Serif" fo:font-family="'Liberation Serif'" style:font-family-generic="roman" style:font-pitch="variable" fo:font-size="12pt" style:text-underline-style="none" fo:font-weight="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9-30T23:35:19.450591740</dc:date>
    <meta:editing-duration>PT1M29S</meta:editing-duration>
    <meta:editing-cycles>1</meta:editing-cycles>
    <meta:document-statistic meta:table-count="0" meta:image-count="0" meta:object-count="0" meta:page-count="3" meta:paragraph-count="30" meta:word-count="933" meta:character-count="7378" meta:non-whitespace-character-count="6458"/>
  </office:meta>
</office:document-meta>
</file>